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B260000524300004E4C9C801780.svm" manifest:media-type="image/x-svm"/>
  <manifest:file-entry manifest:full-path="Pictures/100000010000031D000002F7DD7C3C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73cm" svg:height="17.772cm" svg:x="1.459cm" svg:y="5.084cm">
          <draw:image xlink:href="Pictures/20000B260000524300004E4C9C801780.svm" xlink:type="simple" xlink:show="embed" xlink:actuate="onLoad" draw:mime-type="image/x-svm">
            <text:p/>
          </draw:image>
          <draw:image xlink:href="Pictures/100000010000031D000002F7DD7C3C7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6T19:13:44.181000000</meta:creation-date>
    <meta:print-date>2024-12-06T19:15:20.245000000</meta:print-date>
    <meta:printed-by>PDF files</meta:printed-by>
    <dc:date>2024-12-06T19:15:56.792000000</dc:date>
    <meta:editing-duration>PT36S</meta:editing-duration>
    <meta:editing-cycles>1</meta:editing-cycles>
    <meta:document-statistic meta:object-count="1"/>
    <meta:generator>LibreOffice/24.8.3.2$Windows_X86_64 LibreOffice_project/48a6bac9e7e268aeb4c3483fcf825c94556d9f92</meta:generator>
  </office:meta>
</office:document-meta>
</file>